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font-size="24pt" style:font-size-asian="24pt" style:font-style-asian="italic" style:font-weight-asian="bold" style:font-size-complex="24pt"/>
    </style:style>
    <style:style style:name="T3" style:family="text">
      <style:text-properties fo:color="#99284c" fo:font-size="24pt" style:font-size-asian="24pt" style:font-size-complex="24pt"/>
    </style:style>
    <style:style style:name="T4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5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442cm" presentation:class="title" presentation:user-transformed="true">
          <draw:text-box>
            <text:p><text:span text:style-name="T1">Plask</text:span><text:span text:style-name="T1">简介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什么是</text:span><text:span text:style-name="T2">plask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一个</text:span><text:span text:style-name="T3">web</text:span><text:span text:style-name="T3">开发框架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快速开发</text:span></text:p>
                      </text:list-item>
                      <text:list-item>
                        <text:p><text:span text:style-name="T4">轻美术、重程序</text:span></text:p>
                      </text:list-item>
                      <text:list-item>
                        <text:p><text:span text:style-name="T4">和现有的</text:span><text:span text:style-name="T4">web</text:span><text:span text:style-name="T4">开发框架不同基于</text:span><text:span text:style-name="T4">codegen</text:span><text:span text:style-name="T4">实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基于</text:span><text:span text:style-name="T3">pyth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快速开发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对</text:span><text:span text:style-name="T3">html</text:span><text:span text:style-name="T3">元素模块化的封装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以</text:span><text:span text:style-name="T4">python</text:span><text:span text:style-name="T4">类的形式对应</text:span><text:span text:style-name="T4">html</text:span><text:span text:style-name="T4">中的控件元素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自动生成前后端代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类似</text:span><text:span text:style-name="T4">MFC</text:span><text:span text:style-name="T4">的编程体验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 presentation:placeholder="true" presentation:user-transformed="true">
          <draw:text-box/>
        </draw:frame>
        <draw:frame presentation:style-name="pr4" draw:layer="layout" svg:width="23.384cm" svg:height="13.23cm" svg:x="2.285cm" svg:y="5.9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T1H14M50S</meta:editing-duration>
    <meta:editing-cycles>5</meta:editing-cycles>
    <dc:date>2015-09-27T14:09:17.06</dc:date>
    <meta:generator>OpenOffice.org/3.4.1$Win32 OpenOffice.org_project/341m1$Build-9593</meta:generator>
    <meta:document-statistic meta:object-count="37"/>
  </office:meta>
</office:document-meta>
</file>